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3.3cm" svg:height="2.5cm" svg:x="0.101cm" svg:y="0.1cm">
          <draw:glue-point draw:id="4" svg:x="3.481cm" svg:y="5cm"/>
          <draw:glue-point draw:id="5" svg:x="-3.79cm" svg:y="5cm"/>
          <draw:glue-point draw:id="6" svg:x="1.06cm" svg:y="5.008cm"/>
          <text:p text:style-name="P1"><text:span text:style-name="T1">Menu</text:span></text:p>
          <text:p text:style-name="P1"><text:span text:style-name="T2"/></text:p>
          <text:p text:style-name="P2"><text:span text:style-name="T3">* games</text:span></text:p>
          <text:p text:style-name="P2"><text:span text:style-name="T3">* skype</text:span></text:p>
          <text:p text:style-name="P2"><text:span text:style-name="T3">* blood pressure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" draw:id="id1" draw:layer="layout" svg:width="3.3cm" svg:height="2.5cm" svg:x="4.701cm" svg:y="0.1cm">
          <draw:glue-point draw:id="4" svg:x="-2.881cm" svg:y="5cm"/>
          <draw:glue-point draw:id="5" svg:x="1.057cm" svg:y="5cm"/>
          <text:p text:style-name="P1"><text:span text:style-name="T4">Pending reminder</text:span></text:p>
          <text:p text:style-name="P1"><text:span text:style-name="T2"/></text:p>
          <text:p text:style-name="P1"><text:span text:style-name="T3">Have you taken</text:span></text:p>
          <text:p text:style-name="P1"><text:span text:style-name="T3">your *** medi-</text:span></text:p>
          <text:p text:style-name="P1"><text:span text:style-name="T3">cation already?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" draw:id="id2" draw:layer="layout" svg:width="3.3cm" svg:height="2.5cm" svg:x="9.901cm" svg:y="0.1cm">
          <text:p text:style-name="P1"><text:span text:style-name="T1">Not taken yet</text:span></text:p>
          <text:p text:style-name="P1"><text:span text:style-name="T2"/></text:p>
          <text:p text:style-name="P1"><text:span text:style-name="T3">Shall we do it</text:span></text:p>
          <text:p text:style-name="P1"><text:span text:style-name="T3">together?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3.3cm" svg:height="2.5cm" svg:x="2cm" svg:y="4cm">
          <draw:glue-point draw:id="4" svg:x="-2.878cm" svg:y="-5cm"/>
          <draw:glue-point draw:id="5" svg:x="4.696cm" svg:y="-4.6cm"/>
          <draw:glue-point draw:id="6" svg:x="-1.666cm" svg:y="5.008cm"/>
          <draw:glue-point draw:id="7" svg:x="1.666cm" svg:y="5.008cm"/>
          <draw:glue-point draw:id="8" svg:x="-0.757cm" svg:y="-5.004cm" draw:escape-direction="up"/>
          <draw:glue-point draw:id="9" svg:x="0.757cm" svg:y="-5cm" draw:escape-direction="up"/>
          <text:p text:style-name="P1"><text:span text:style-name="T1">Polling</text:span></text:p>
          <text:p text:style-name="P1"><text:span text:style-name="T2"/></text:p>
          <text:p text:style-name="P1"><text:span text:style-name="T3">Searching for</text:span></text:p>
          <text:p text:style-name="P1"><text:span text:style-name="T3">pending</text:span></text:p>
          <text:p text:style-name="P1"><text:span text:style-name="T3">reminder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3.3cm" svg:height="2.5cm" svg:x="6.101cm" svg:y="3.999cm">
          <text:p text:style-name="P1"><text:span text:style-name="T1">Refuse intake</text:span></text:p>
          <text:p text:style-name="P1"><text:span text:style-name="T2"/></text:p>
          <text:p text:style-name="P1"><text:span text:style-name="T3">May I ask why?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001cm" svg:y1="1.35cm" svg:x2="9.901cm" svg:y2="1.35cm" draw:start-shape="id1" draw:start-glue-point="1" draw:end-shape="id2" draw:end-glue-point="3" svg:d="m8001 1350h1900">
          <text:p/>
        </draw:connector>
        <draw:connector draw:style-name="gr2" draw:text-style-name="P1" draw:layer="layout" draw:type="curve" draw:line-skew="-0.082cm" svg:x1="6.699cm" svg:y1="2.6cm" svg:x2="5.199cm" svg:y2="4.1cm" draw:start-shape="id1" draw:start-glue-point="5" draw:end-shape="id3" draw:end-glue-point="5" svg:d="m6699 2600c0 928-1500 179-1500 1500">
          <text:p/>
        </draw:connector>
        <draw:connector draw:style-name="gr2" draw:text-style-name="P1" draw:layer="layout" draw:type="curve" svg:x1="2.1cm" svg:y1="2.6cm" svg:x2="2.701cm" svg:y2="4cm" draw:start-shape="id4" draw:start-glue-point="6" draw:end-shape="id3" draw:end-glue-point="4" svg:d="m2100 2600c0 1051 601 352 601 1400">
          <text:p/>
        </draw:connector>
        <draw:connector draw:style-name="gr2" draw:text-style-name="P1" draw:layer="layout" draw:type="curve" svg:x1="3.401cm" svg:y1="4cm" svg:x2="2.899cm" svg:y2="2.6cm" draw:start-shape="id3" draw:start-glue-point="8" draw:end-shape="id4" draw:end-glue-point="4" svg:d="m3401 4000c0-1048-502-349-502-1400">
          <text:p/>
        </draw:connector>
        <draw:connector draw:style-name="gr2" draw:text-style-name="P1" draw:layer="layout" draw:type="curve" svg:x1="3.899cm" svg:y1="4cm" svg:x2="5.401cm" svg:y2="2.6cm" draw:start-shape="id3" draw:start-glue-point="9" draw:end-shape="id1" draw:end-glue-point="4" svg:d="m3899 4000c0-1048 1502-349 1502-1400">
          <text:p/>
        </draw:connector>
        <draw:connector draw:style-name="gr2" draw:text-style-name="P1" draw:layer="layout" draw:type="curve" svg:x1="11.551cm" svg:y1="2.6cm" svg:x2="7.751cm" svg:y2="3.999cm" draw:start-shape="id2" draw:start-glue-point="2" draw:end-shape="id5" draw:end-glue-point="0" svg:d="m11551 2600c0 1050-3800 351-3800 1399">
          <text:p/>
        </draw:connector>
        <draw:custom-shape draw:style-name="gr1" draw:text-style-name="P3" xml:id="id7" draw:id="id7" draw:layer="layout" svg:width="3.3cm" svg:height="2.5cm" svg:x="14.2cm" svg:y="3.998cm">
          <draw:glue-point draw:id="4" svg:x="-4.693cm" svg:y="-4.592cm"/>
          <text:p text:style-name="P1"><text:span text:style-name="T1">No help</text:span></text:p>
          <text:p text:style-name="P1"><text:span text:style-name="T2"/></text:p>
          <text:p text:style-name="P1"><text:span text:style-name="T3">Alright. Please</text:span></text:p>
          <text:p text:style-name="P1"><text:span text:style-name="T3">Go ahead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3.3cm" svg:height="2.5cm" svg:x="9.9cm" svg:y="3.998cm">
          <draw:glue-point draw:id="4" svg:x="4.7cm" svg:y="-4.592cm" draw:escape-direction="up"/>
          <text:p text:style-name="P1"><text:span text:style-name="T1">Guided intake</text:span></text:p>
          <text:p text:style-name="P1"><text:span text:style-name="T2"/></text:p>
          <text:p text:style-name="P1"><text:span text:style-name="T3">Great! Please</text:span></text:p>
          <text:p text:style-name="P1"><text:span text:style-name="T3">make sure you</text:span></text:p>
          <text:p text:style-name="P1"><text:span text:style-name="T3">have your med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551cm" svg:y1="2.6cm" svg:x2="11.55cm" svg:y2="3.998cm" draw:start-shape="id2" draw:start-glue-point="2" draw:end-shape="id6" draw:end-glue-point="0" svg:d="m11551 2600c0 1050-1 351-1 1398">
          <text:p/>
        </draw:connector>
        <draw:connector draw:style-name="gr2" draw:text-style-name="P1" draw:layer="layout" draw:type="curve" svg:x1="11.551cm" svg:y1="2.6cm" svg:x2="15.85cm" svg:y2="3.998cm" draw:start-shape="id2" draw:start-glue-point="2" draw:end-shape="id7" draw:end-glue-point="0" svg:d="m11551 2600c0 1050 4299 351 4299 1398">
          <text:p/>
        </draw:connector>
        <draw:custom-shape draw:style-name="gr1" draw:text-style-name="P3" xml:id="id8" draw:id="id8" draw:layer="layout" svg:width="3.3cm" svg:height="2.5cm" svg:x="11.999cm" svg:y="7.897cm">
          <draw:glue-point draw:id="4" svg:x="1.066cm" svg:y="-4.988cm"/>
          <text:p text:style-name="P1"><text:span text:style-name="T1">Well done!</text:span></text:p>
          <text:p text:style-name="P1"><text:span text:style-name="T2"/></text:p>
          <text:p text:style-name="P1"><text:span text:style-name="T3">Thank you!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3.3cm" svg:height="2.5cm" svg:x="8.198cm" svg:y="7.896cm">
          <text:p text:style-name="P1"><text:span text:style-name="T1">Reason</text:span></text:p>
          <text:p text:style-name="P1"><text:span text:style-name="T2"/></text:p>
          <text:p text:style-name="P1"><text:span text:style-name="T3">Please enter</text:span></text:p>
          <text:p text:style-name="P1"><text:span text:style-name="T3">now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3cm" svg:height="2.5cm" svg:x="3.901cm" svg:y="7.895cm">
          <draw:glue-point draw:id="4" svg:x="-1.363cm" svg:y="-5.004cm"/>
          <text:p text:style-name="P1"><text:span text:style-name="T1">Staff notified</text:span></text:p>
          <text:p text:style-name="P1"><text:span text:style-name="T2"/></text:p>
          <text:p text:style-name="P1"><text:span text:style-name="T3">I've just notified</text:span></text:p>
          <text:p text:style-name="P1"><text:span text:style-name="T3">your caregiver</text:span></text:p>
          <text:p text:style-name="P1"><text:span text:style-name="T3">...</text:span></text:p>
          <draw:enhanced-geometry svg:viewBox="0 0 21600 21600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55cm" svg:y1="6.498cm" svg:x2="13.649cm" svg:y2="7.897cm" draw:start-shape="id6" draw:start-glue-point="2" draw:end-shape="id8" draw:end-glue-point="0" svg:d="m11550 6498c0 1050 2099 351 2099 1399">
          <text:p/>
        </draw:connector>
        <draw:connector draw:style-name="gr2" draw:text-style-name="P1" draw:layer="layout" svg:x1="13.649cm" svg:y1="10.397cm" svg:x2="3.65cm" svg:y2="6.5cm" draw:start-shape="id8" draw:start-glue-point="2" draw:end-shape="id3" draw:end-glue-point="2" svg:d="m13649 10397v502h-9999v-4399">
          <text:p/>
        </draw:connector>
        <draw:connector draw:style-name="gr2" draw:text-style-name="P1" draw:layer="layout" draw:type="curve" svg:x1="8.198cm" svg:y1="9.146cm" svg:x2="7.201cm" svg:y2="9.145cm" draw:start-shape="id9" draw:start-glue-point="3" draw:end-shape="id10" draw:end-glue-point="1" svg:d="m8198 9146c-747 0-249-1-997-1">
          <text:p/>
        </draw:connector>
        <draw:connector draw:style-name="gr2" draw:text-style-name="P1" draw:layer="layout" draw:type="curve" svg:x1="7.751cm" svg:y1="6.499cm" svg:x2="9.848cm" svg:y2="7.896cm" draw:start-shape="id5" draw:start-glue-point="2" draw:end-shape="id9" draw:end-glue-point="0" svg:d="m7751 6499c0 1048 2097 350 2097 1397">
          <text:p/>
        </draw:connector>
        <draw:connector draw:style-name="gr2" draw:text-style-name="P1" draw:layer="layout" draw:type="curve" svg:x1="7.751cm" svg:y1="6.499cm" svg:x2="5.551cm" svg:y2="7.895cm" draw:start-shape="id5" draw:start-glue-point="2" draw:end-shape="id10" draw:end-glue-point="0" svg:d="m7751 6499c0 1048-2200 351-2200 1396">
          <text:p/>
        </draw:connector>
        <draw:connector draw:style-name="gr2" draw:text-style-name="P1" draw:layer="layout" draw:type="curve" svg:x1="15.85cm" svg:y1="6.498cm" svg:x2="14cm" svg:y2="7.9cm" draw:start-shape="id7" draw:start-glue-point="2" draw:end-shape="id8" draw:end-glue-point="4" svg:d="m15850 6498c0 1050-1850 349-1850 1402">
          <text:p/>
        </draw:connector>
        <draw:custom-shape draw:style-name="gr1" draw:text-style-name="P3" xml:id="id11" draw:id="id11" draw:layer="layout" svg:width="3.3cm" svg:height="2.5cm" svg:x="0.101cm" svg:y="7.9cm">
          <draw:glue-point draw:id="4" svg:x="4.696cm" svg:y="4.6cm"/>
          <draw:glue-point draw:id="5" svg:x="1.06cm" svg:y="-5cm"/>
          <draw:glue-point draw:id="6" svg:x="-3.79cm" svg:y="-5cm"/>
          <text:p text:style-name="P1"><text:span text:style-name="T1">Additional serv.</text:span></text:p>
          <text:p text:style-name="P1"><text:span text:style-name="T2"/></text:p>
          <text:p text:style-name="P1"><text:span text:style-name="T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99.037393557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0.501cm" svg:y1="2.6cm" svg:x2="0.501cm" svg:y2="7.9cm" draw:start-shape="id4" draw:start-glue-point="5" draw:end-shape="id11" draw:end-glue-point="6" svg:d="m501 2600v5300">
          <text:p/>
        </draw:connector>
        <draw:connector draw:style-name="gr2" draw:text-style-name="P1" draw:layer="layout" draw:type="curve" draw:line-skew="-0.101cm" svg:x1="2.1cm" svg:y1="7.9cm" svg:x2="3.101cm" svg:y2="6.5cm" draw:start-shape="id11" draw:start-glue-point="5" draw:end-shape="id3" draw:end-glue-point="6" svg:d="m2100 7900c0-1200 1001-500 1001-1400">
          <text:p/>
        </draw:connector>
        <draw:connector draw:style-name="gr2" draw:text-style-name="P1" draw:layer="layout" draw:type="curve" svg:x1="5.102cm" svg:y1="7.895cm" svg:x2="4.199cm" svg:y2="6.5cm" draw:start-shape="id10" draw:start-glue-point="4" draw:end-shape="id3" draw:end-glue-point="7" svg:d="m5102 7895c0-1045-903-348-903-1395">
          <text:p/>
        </draw:connector>
        <draw:connector draw:style-name="gr2" draw:text-style-name="P1" draw:layer="layout" draw:type="curve" svg:x1="14.2cm" svg:y1="5.248cm" svg:x2="13.2cm" svg:y2="5.248cm" draw:start-shape="id7" draw:start-glue-point="3" draw:end-shape="id6" svg:d="m14200 5248h-1000">
          <text:p/>
        </draw:connector>
        <draw:frame draw:style-name="gr3" draw:text-style-name="P4" draw:layer="layout" svg:width="1.425cm" svg:height="1.307cm" svg:x="0.4cm" svg:y="4.493cm">
          <draw:text-box>
            <text:p text:style-name="P4"><text:span text:style-name="T5">game,</text:span></text:p>
            <text:p text:style-name="P4"><text:span text:style-name="T5">skype,</text:span></text:p>
            <text:p text:style-name="P4"><text:span text:style-name="T5">...</text:span></text:p>
          </draw:text-box>
        </draw:frame>
        <draw:frame draw:style-name="gr3" draw:text-style-name="P4" draw:layer="layout" svg:width="1.552cm" svg:height="0.603cm" svg:x="0.848cm" svg:y="3.197cm">
          <draw:text-box>
            <text:p text:style-name="P4"><text:span text:style-name="T5">timeout</text:span></text:p>
          </draw:text-box>
        </draw:frame>
        <draw:frame draw:style-name="gr3" draw:text-style-name="P4" draw:layer="layout" svg:width="1.73cm" svg:height="0.603cm" svg:x="3cm" svg:y="2.6cm">
          <draw:text-box>
            <text:p text:style-name="P4"><text:span text:style-name="T5">no result</text:span></text:p>
          </draw:text-box>
        </draw:frame>
        <draw:frame draw:style-name="gr3" draw:text-style-name="P4" draw:layer="layout" svg:width="1.285cm" svg:height="0.603cm" svg:x="3.9cm" svg:y="3.297cm">
          <draw:text-box>
            <text:p text:style-name="P4"><text:span text:style-name="T5">result</text:span></text:p>
          </draw:text-box>
        </draw:frame>
        <draw:frame draw:style-name="gr3" draw:text-style-name="P4" draw:layer="layout" svg:width="0.997cm" svg:height="0.603cm" svg:x="5.8cm" svg:y="3.097cm">
          <draw:text-box>
            <text:p text:style-name="P4"><text:span text:style-name="T5">yes</text:span></text:p>
          </draw:text-box>
        </draw:frame>
        <draw:frame draw:style-name="gr3" draw:text-style-name="P4" draw:layer="layout" svg:width="0.858cm" svg:height="0.603cm" svg:x="8.302cm" svg:y="0.8cm">
          <draw:text-box>
            <text:p text:style-name="P4"><text:span text:style-name="T5">no</text:span></text:p>
          </draw:text-box>
        </draw:frame>
        <draw:frame draw:style-name="gr3" draw:text-style-name="P4" draw:layer="layout" svg:width="0.858cm" svg:height="0.603cm" svg:x="8.701cm" svg:y="2.87cm">
          <draw:text-box>
            <text:p text:style-name="P4"><text:span text:style-name="T5">no</text:span></text:p>
          </draw:text-box>
        </draw:frame>
        <draw:frame draw:style-name="gr3" draw:text-style-name="P4" draw:layer="layout" svg:width="2.5cm" svg:height="0.603cm" svg:x="13.2cm" svg:y="2.797cm">
          <draw:text-box>
            <text:p text:style-name="P4"><text:span text:style-name="T5">I'll do it myself</text:span></text:p>
          </draw:text-box>
        </draw:frame>
        <draw:frame draw:style-name="gr3" draw:text-style-name="P4" draw:layer="layout" svg:width="0.997cm" svg:height="0.603cm" svg:x="10.503cm" svg:y="3.2cm">
          <draw:text-box>
            <text:p text:style-name="P4"><text:span text:style-name="T5">yes</text:span></text:p>
          </draw:text-box>
        </draw:frame>
        <draw:frame draw:style-name="gr3" draw:text-style-name="P4" draw:layer="layout" svg:width="1.107cm" svg:height="0.603cm" svg:x="13.3cm" svg:y="4.5cm">
          <draw:text-box>
            <text:p text:style-name="P4"><text:span text:style-name="T5">help</text:span></text:p>
          </draw:text-box>
        </draw:frame>
        <draw:frame draw:style-name="gr3" draw:text-style-name="P4" draw:layer="layout" svg:width="1.607cm" svg:height="0.603cm" svg:x="12.193cm" svg:y="6.6cm">
          <draw:text-box>
            <text:p text:style-name="P4"><text:span text:style-name="T5">finished</text:span></text:p>
          </draw:text-box>
        </draw:frame>
        <draw:frame draw:style-name="gr3" draw:text-style-name="P4" draw:layer="layout" svg:width="1.607cm" svg:height="0.603cm" svg:x="14.801cm" svg:y="7.2cm">
          <draw:text-box>
            <text:p text:style-name="P4"><text:span text:style-name="T5">finished</text:span></text:p>
          </draw:text-box>
        </draw:frame>
        <draw:frame draw:style-name="gr3" draw:text-style-name="P4" draw:layer="layout" svg:width="1.552cm" svg:height="0.603cm" svg:x="7.757cm" svg:y="10.37cm">
          <draw:text-box>
            <text:p text:style-name="P4"><text:span text:style-name="T5">timeout</text:span></text:p>
          </draw:text-box>
        </draw:frame>
        <draw:frame draw:style-name="gr3" draw:text-style-name="P4" draw:layer="layout" svg:width="0.841cm" svg:height="0.603cm" svg:x="7.501cm" svg:y="8.57cm">
          <draw:text-box>
            <text:p text:style-name="P4"><text:span text:style-name="T5">ok</text:span></text:p>
          </draw:text-box>
        </draw:frame>
        <draw:frame draw:style-name="gr3" draw:text-style-name="P4" draw:layer="layout" svg:width="0.997cm" svg:height="0.603cm" svg:x="8.6cm" svg:y="6.7cm">
          <draw:text-box>
            <text:p text:style-name="P4"><text:span text:style-name="T5">yes</text:span></text:p>
          </draw:text-box>
        </draw:frame>
        <draw:frame draw:style-name="gr3" draw:text-style-name="P4" draw:layer="layout" svg:width="0.858cm" svg:height="0.603cm" svg:x="6.2cm" svg:y="6.7cm">
          <draw:text-box>
            <text:p text:style-name="P4"><text:span text:style-name="T5">no</text:span></text:p>
          </draw:text-box>
        </draw:frame>
        <draw:frame draw:style-name="gr3" draw:text-style-name="P4" draw:layer="layout" svg:width="1.552cm" svg:height="0.603cm" svg:x="4.501cm" svg:y="6.7cm">
          <draw:text-box>
            <text:p text:style-name="P4"><text:span text:style-name="T5">timeout</text:span></text:p>
          </draw:text-box>
        </draw:frame>
        <draw:frame draw:style-name="gr3" draw:text-style-name="P4" draw:layer="layout" svg:width="1.641cm" svg:height="0.955cm" svg:x="0.859cm" svg:y="6.7cm">
          <draw:text-box>
            <text:p text:style-name="P5"><text:span text:style-name="T5">timeout,</text:span></text:p>
            <text:p text:style-name="P5"><text:span text:style-name="T5">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dwig Nägele</meta:initial-creator>
    <meta:creation-date>2012-08-07T17:24:13.77</meta:creation-date>
    <dc:date>2012-09-17T15:56:01.40</dc:date>
    <dc:creator>Ludwig Nägele</dc:creator>
    <meta:editing-duration>PT53M24S</meta:editing-duration>
    <meta:editing-cycles>8</meta:editing-cycles>
    <meta:generator>OpenOffice.org/3.4.1$Win32 OpenOffice.org_project/341m1$Build-9593</meta:generator>
    <meta:document-statistic meta:object-count="47"/>
  </office:meta>
</office:document-meta>
</file>